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style:font-name="Liberation Sans" style:font-name-asian="DejaVu Sans" style:font-name-complex="DejaVu Sans"/>
    </style:style>
    <style:style style:name="ce2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NMOS $N_{SUB}$</text:p>
          </table:table-cell>
          <table:table-cell office:value-type="string" calcext:value-type="string">
            <text:p>PMOS $N_{SUB}$</text:p>
          </table:table-cell>
          <table:table-cell table:number-columns-repeated="2"/>
          <table:table-cell office:value-type="string" calcext:value-type="string">
            <text:p>e0</text:p>
          </table:table-cell>
          <table:table-cell office:value-type="float" office:value="0.000000000034531" calcext:value-type="float">
            <text:p>3.45E-011</text:p>
          </table:table-cell>
        </table:table-row>
        <table:table-row table:style-name="ro1">
          <table:table-cell table:formula="of:=(([.F6]*[.F5])^2)/(2*[.F4]*[.F1])" office:value-type="float" office:value="958871708873.745" calcext:value-type="float">
            <text:p>958871708873.745</text:p>
          </table:table-cell>
          <table:table-cell table:style-name="ce1" table:formula="of:=([.F7]*[.F5])^2/(2*[.F4]*[.F1])" office:value-type="float" office:value="943998292886.131" calcext:value-type="float">
            <text:p>943998292886.131</text:p>
          </table:table-cell>
          <table:table-cell table:number-columns-repeated="2"/>
          <table:table-cell office:value-type="string" calcext:value-type="string">
            <text:p>tox</text:p>
          </table:table-cell>
          <table:table-cell office:value-type="float" office:value="0.00000009" calcext:value-type="float">
            <text:p>9.00E-00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</text:p>
          </table:table-cell>
          <table:table-cell office:value-type="float" office:value="0.000000000105" calcext:value-type="float">
            <text:p>1.05E-01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</text:p>
          </table:table-cell>
          <table:table-cell office:value-type="float" office:value="1.60217E-019" calcext:value-type="float">
            <text:p>1.60E-01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x</text:p>
          </table:table-cell>
          <table:table-cell office:value-type="float" office:value="0.00000000383678" calcext:value-type="float">
            <text:p>3.84E-00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ammaN</text:p>
          </table:table-cell>
          <table:table-cell office:value-type="float" office:value="0.84896" calcext:value-type="float">
            <text:p>8.49E-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ammaP</text:p>
          </table:table-cell>
          <table:table-cell office:value-type="float" office:value="0.84235" calcext:value-type="float">
            <text:p>8.42E-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9">00/00/0000</text:date>, <text:time style:data-style-name="N2" text:time-value="17:29:25.9643366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2T18:55:25.508335889</meta:creation-date>
    <dc:date>2015-03-19T18:44:21.120581774</dc:date>
    <meta:editing-duration>PT2H2M14S</meta:editing-duration>
    <meta:editing-cycles>3</meta:editing-cycles>
    <meta:generator>LibreOffice/4.3.6.2$Linux_X86_64 LibreOffice_project/430m0$Build-2</meta:generator>
    <meta:document-statistic meta:table-count="1" meta:cell-count="18" meta:object-count="0"/>
  </office:meta>
</office:document-meta>
</file>